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d37f" officeooo:paragraph-rsid="0011d3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erminal</text:p>
      <text:p text:style-name="P1"/>
      <text:p text:style-name="P1">export TURTLEBOT3_MODEL=burger</text:p>
      <text:p text:style-name="P1">ros2 launch gazebo_ros gazebo.launch.py world:=/home/gozde/Masaüstü/pist.world</text:p>
      <text:p text:style-name="P1"/>
      <text:p text:style-name="P1"/>
      <text:p text:style-name="P1"/>
      <text:p text:style-name="P1">2. terminal</text:p>
      <text:p text:style-name="P1"/>
      <text:p text:style-name="P1"/>
      <text:p text:style-name="P1">export TURTLEBOT3_MODEL=burger</text:p>
      <text:p text:style-name="P1">ros2 launch turtlebot3_gazebo robot_state_publisher.launch.py use_sim_time:=True</text:p>
      <text:p text:style-name="P1"/>
      <text:p text:style-name="P1">3. terminal</text:p>
      <text:p text:style-name="P1"/>
      <text:p text:style-name="P1">export TURTLEBOT3_MODEL=burger</text:p>
      <text:p text:style-name="P1">ros2 launch turtlebot3_navigation2 navigation2.launch.py use_sim_time:=True map:=/home/gozde/yarisma_pisti.yam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8T21:02:38.856846212</meta:creation-date>
    <dc:date>2025-12-18T21:05:52.003150606</dc:date>
    <meta:editing-duration>PT3M13S</meta:editing-duration>
    <meta:editing-cycles>1</meta:editing-cycles>
    <meta:document-statistic meta:table-count="0" meta:image-count="0" meta:object-count="0" meta:page-count="1" meta:paragraph-count="9" meta:word-count="28" meta:character-count="392" meta:non-whitespace-character-count="373"/>
    <meta:generator>LibreOffice/7.3.7.2$Linux_X86_64 LibreOffice_project/30$Build-2</meta:generator>
  </office:meta>
</office:document-meta>
</file>